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none" fo:border-right="0.5pt solid #000000" fo:border-top="none" fo:border-bottom="none"/>
    </style:style>
    <style:style style:name="Table1.B1" style:family="table-cell">
      <style:table-cell-properties fo:padding="0.0382in" fo:border-left="0.5pt solid #000000" fo:border-right="0.5pt solid #000000" fo:border-top="none" fo:border-bottom="none"/>
    </style:style>
    <style:style style:name="Table1.C1" style:family="table-cell">
      <style:table-cell-properties fo:padding="0.0382in" fo:border-left="0.5pt solid #000000" fo:border-right="none" fo:border-top="none" fo:border-bottom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58in" style:rel-column-width="32760*"/>
    </style:style>
    <style:style style:name="Table2.B" style:family="table-column">
      <style:table-column-properties style:column-width="3.3472in" style:rel-column-width="32775*"/>
    </style:style>
    <style:style style:name="Table2.1" style:family="table-row">
      <style:table-row-properties style:min-row-height="0.441in"/>
    </style:style>
    <style:style style:name="Table2.A1" style:family="table-cell">
      <style:table-cell-properties fo:padding="0.0382in" fo:border-left="0.5pt solid #000000" fo:border-right="none" fo:border-top="0.5pt solid #000000" fo:border-bottom="none"/>
    </style:style>
    <style:style style:name="Table2.B1" style:family="table-cell">
      <style:table-cell-properties fo:padding="0.0382in" fo:border-left="none" fo:border-right="0.5pt solid #000000" fo:border-top="0.5pt solid #000000" fo:border-bottom="none"/>
    </style:style>
    <style:style style:name="Table2.A2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none"/>
    </style:style>
    <style:style style:name="Table3.B1" style:family="table-cell">
      <style:table-cell-properties fo:padding="0.0382in" fo:border-left="none" fo:border-right="0.5pt solid #000000" fo:border-top="0.5pt solid #000000" fo:border-bottom="none"/>
    </style:style>
    <style:style style:name="Table3.A2" style:family="table-cell">
      <style:table-cell-properties fo:padding="0.0382in" fo:border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none"/>
    </style:style>
    <style:style style:name="Table4.B1" style:family="table-cell">
      <style:table-cell-properties fo:padding="0.0382in" fo:border-left="none" fo:border-right="0.5pt solid #000000" fo:border-top="0.5pt solid #000000" fo:border-bottom="none"/>
    </style:style>
    <style:style style:name="Table4.A2" style:family="table-cell">
      <style:table-cell-properties fo:padding="0.0382in" fo:border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5pt solid #000000" fo:border-right="none" fo:border-top="0.5pt solid #000000" fo:border-bottom="none"/>
    </style:style>
    <style:style style:name="Table5.B1" style:family="table-cell">
      <style:table-cell-properties fo:padding="0.0382in" fo:border-left="none" fo:border-right="0.5pt solid #000000" fo:border-top="0.5pt solid #000000" fo:border-bottom="none"/>
    </style:style>
    <style:style style:name="Table5.A2" style:family="table-cell">
      <style:table-cell-properties fo:padding="0.0382in" fo:border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549in" style:rel-column-width="22078*"/>
    </style:style>
    <style:style style:name="Table7.B" style:family="table-column">
      <style:table-column-properties style:column-width="4.4382in" style:rel-column-width="4345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font-weight="normal" officeooo:rsid="00027a14" officeooo:paragraph-rsid="00027a14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27a14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4c560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27a14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normal" officeooo:rsid="00074b40" officeooo:paragraph-rsid="00027a1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officeooo:rsid="00074b40" officeooo:paragraph-rsid="00210f0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210f00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rsid="00074b40" officeooo:paragraph-rsid="000ba2b5" style:font-size-asian="8.75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weight="normal" officeooo:rsid="00074b40" officeooo:paragraph-rsid="0007e72e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0adcf7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0adcf7" style:font-size-asian="8.75pt" style:font-weight-asian="normal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fo:font-weight="bold" officeooo:rsid="000adcf7" officeooo:paragraph-rsid="001f6a34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bold" officeooo:rsid="000adcf7" officeooo:paragraph-rsid="001f6a34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1f6a34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7pt" officeooo:rsid="00074b40" officeooo:paragraph-rsid="000adcf7" style:font-size-asian="6.0999999046325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1158be" style:font-size-asian="8.75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1158be" style:font-size-asian="8.75pt" style:font-weight-asian="normal" style:font-size-complex="1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fo:font-weight="bold" officeooo:rsid="000adcf7" officeooo:paragraph-rsid="001dd3c9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7pt" officeooo:rsid="00074b40" officeooo:paragraph-rsid="001158be" style:font-size-asian="6.0999999046325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118214" style:font-size-asian="8.75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118214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118214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7pt" officeooo:rsid="00074b40" officeooo:paragraph-rsid="00118214" style:font-size-asian="6.09999990463257pt" style:font-size-complex="7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10pt" fo:font-weight="bold" officeooo:rsid="000adcf7" officeooo:paragraph-rsid="00118214" style:font-size-asian="8.75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0pt" fo:font-weight="bold" officeooo:rsid="000adcf7" officeooo:paragraph-rsid="00210f00" style:font-size-asian="8.75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210f00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fo:font-weight="normal" officeooo:rsid="000d1b74" officeooo:paragraph-rsid="000d1b7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0pt" fo:font-weight="normal" officeooo:rsid="000d1b74" officeooo:paragraph-rsid="001efa56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weight="bold" officeooo:rsid="000d1b74" officeooo:paragraph-rsid="001dd3c9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333333" loext:opacity="100%" style:font-name="Arial" fo:font-size="10pt" fo:font-weight="normal" officeooo:rsid="001158be" officeooo:paragraph-rsid="001efa56" style:font-size-asian="8.75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officeooo:rsid="00074b40" style:font-size-asian="10pt" style:font-weight-asian="bold" style:font-size-complex="10pt" style:font-weight-complex="bold"/>
    </style:style>
    <style:style style:name="T3" style:family="text">
      <style:text-properties fo:font-size="10pt" officeooo:rsid="00074b40" style:font-size-asian="10pt" style:font-size-complex="10pt"/>
    </style:style>
    <style:style style:name="T4" style:family="text">
      <style:text-properties fo:font-size="10pt" officeooo:rsid="000adcf7" style:font-size-asian="10pt" style:font-size-complex="10pt"/>
    </style:style>
    <style:style style:name="T5" style:family="text">
      <style:text-properties fo:font-size="10pt" officeooo:rsid="0007e72e" style:font-size-asian="10pt" style:font-size-complex="10pt"/>
    </style:style>
    <style:style style:name="T6" style:family="text">
      <style:text-properties officeooo:rsid="000ba2b5"/>
    </style:style>
    <style:style style:name="T7" style:family="text">
      <style:text-properties officeooo:rsid="001dd3c9"/>
    </style:style>
    <style:style style:name="T8" style:family="text">
      <style:text-properties officeooo:rsid="001f6a34"/>
    </style:style>
    <style:style style:name="T9" style:family="text">
      <style:text-properties fo:color="#333333" loext:opacity="100%"/>
    </style:style>
    <style:style style:name="T10" style:family="text">
      <style:text-properties fo:color="#000000" loext:opacity="100%" fo:font-weight="normal" officeooo:rsid="0023cf91" style:font-weight-asian="normal" style:font-weight-complex="normal"/>
    </style:style>
    <style:style style:name="T11" style:family="text">
      <style:text-properties fo:color="#000000" loext:opacity="100%" fo:font-weight="normal" officeooo:rsid="00210f00" style:font-weight-asian="normal" style:font-weight-complex="normal"/>
    </style:style>
    <style:style style:name="T12" style:family="text">
      <style:text-properties fo:color="#000000" loext:opacity="100%" fo:font-weight="normal" style:font-weight-asian="normal" style:font-weight-complex="normal"/>
    </style:style>
    <style:style style:name="T13" style:family="text">
      <style:text-properties fo:color="#000000" loext:opacity="100%" fo:font-weight="normal" officeooo:rsid="000ba2b5" style:font-weight-asian="normal" style:font-weight-complex="normal"/>
    </style:style>
    <style:style style:name="T14" style:family="text">
      <style:text-properties fo:font-weight="normal" officeooo:rsid="000ba2b5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333333" loext:opacity="100%" fo:font-weight="bold" officeooo:rsid="001158be" style:font-weight-asian="bold" style:font-weight-complex="bold"/>
    </style:style>
    <style:style style:name="T17" style:family="text">
      <style:text-properties fo:color="#333333" loext:opacity="100%" fo:font-weight="bold" style:font-weight-asian="bold" style:font-weight-complex="bold"/>
    </style:style>
    <style:style style:name="T18" style:family="text">
      <style:text-properties fo:font-weight="normal" officeooo:rsid="00116eca" style:font-weight-asian="normal" style:font-weight-complex="normal"/>
    </style:style>
    <style:style style:name="T19" style:family="text">
      <style:text-properties officeooo:rsid="00118214"/>
    </style:style>
    <style:style style:name="T20" style:family="text">
      <style:text-properties officeooo:rsid="00074b40" style:font-size-asian="10pt"/>
    </style:style>
    <style:style style:name="T21" style:family="text">
      <style:text-properties fo:font-weight="normal" officeooo:rsid="00118214" style:font-weight-asian="normal" style:font-weight-complex="normal"/>
    </style:style>
    <style:style style:name="T22" style:family="text">
      <style:text-properties fo:color="#333333" loext:opacity="100%" fo:font-weight="bold" officeooo:rsid="000dc4c7" style:font-weight-asian="bold" style:font-weight-complex="bold"/>
    </style:style>
    <style:style style:name="T23" style:family="text">
      <style:text-properties fo:color="#333333" loext:opacity="100%" fo:font-weight="bold" officeooo:rsid="001a9678" style:font-size-asian="8.75pt" style:font-weight-asian="bold" style:font-weight-complex="bold"/>
    </style:style>
    <style:style style:name="T24" style:family="text">
      <style:text-properties officeooo:rsid="001efa56"/>
    </style:style>
    <style:style style:name="T25" style:family="text">
      <style:text-properties style:font-size-asian="8.75pt"/>
    </style:style>
    <style:style style:name="T26" style:family="text">
      <style:text-properties officeooo:rsid="000dc4c7" style:font-size-asian="8.75pt"/>
    </style:style>
    <style:style style:name="T27" style:family="text">
      <style:text-properties fo:color="#333333" loext:opacity="100%" fo:font-weight="bold" officeooo:rsid="000dc4c7" style:font-size-asian="8.75pt" style:font-weight-asian="bold" style:font-weight-complex="bold"/>
    </style:style>
    <style:style style:name="T28" style:family="text">
      <style:text-properties officeooo:rsid="001a9678" style:font-size-asian="8.75pt"/>
    </style:style>
    <style:style style:name="T29" style:family="text">
      <style:text-properties fo:color="#333333" loext:opacity="100%" officeooo:rsid="001158be" style:font-size-asian="8.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EKSANDR BURLACHENKO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Email: <text:a xlink:type="simple" xlink:href="mailto:ialexbur@gmail.com" text:style-name="Internet_20_link" text:visited-style-name="Visited_20_Internet_20_Link">ialexbur@gmail.com</text:a></text:p>
          </table:table-cell>
          <table:table-cell table:style-name="Table1.B1" office:value-type="string">
            <text:p text:style-name="P4">Website: <text:a xlink:type="simple" xlink:href="https://buralex.github.io/" text:style-name="Internet_20_link" text:visited-style-name="Visited_20_Internet_20_Link">buralex.github.io</text:a></text:p>
          </table:table-cell>
          <table:table-cell table:style-name="Table1.C1" office:value-type="string">
            <text:p text:style-name="P4">LinkedIn: <text:a xlink:type="simple" xlink:href="https://www.linkedin.com/in/buralex" text:style-name="Internet_20_link" text:visited-style-name="Visited_20_Internet_20_Link">linkedin.com/in/buralex</text:a></text:p>
          </table:table-cell>
        </table:table-row>
      </table:table>
      <text:p text:style-name="P5"/>
      <text:p text:style-name="P6">TECHNOLOGIES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7"><text:span text:style-name="T1">Frontend</text:span>: HTML, CSS (SCSS), Javascript, Typescript, React, Redux, Jotai, websockets.</text:p>
            <text:p text:style-name="P7"><text:span text:style-name="T1">Backend</text:span>: Node.js, Express, NestJS, MySQL, PostgreSQL, MongoDB, Microservices, REST.</text:p>
            <text:p text:style-name="P8"><text:span text:style-name="T2">Testing</text:span><text:span text:style-name="T3">: Jest, </text:span><text:span text:style-name="T4">React Testing Library,</text:span><text:span text:style-name="T3"> Puppeteer, CodeceptJS.</text:span></text:p>
            <text:p text:style-name="P8"><text:span text:style-name="T2">Deployment</text:span><text:span text:style-name="T3">: </text:span><text:span text:style-name="T5">VPS (</text:span><text:span text:style-name="T3">DigitalOcean </text:span><text:span text:style-name="T5">droplet or AWS ec2), </text:span><text:span text:style-name="T4">D</text:span><text:span text:style-name="T5">ocker, </text:span><text:span text:style-name="T4">N</text:span><text:span text:style-name="T5">ginx.</text:span></text:p>
          </table:table-cell>
        </table:table-row>
      </table:table>
      <text:p text:style-name="P9"/>
      <text:p text:style-name="P10">EXPERIENC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EPAM Systems</text:p>
            <text:p text:style-name="P12">Full Stack <text:span text:style-name="T6">Software</text:span> Developer</text:p>
          </table:table-cell>
          <table:table-cell table:style-name="Table2.B1" office:value-type="string">
            <text:p text:style-name="P13">October 2021 – now <text:span text:style-name="T7">(</text:span><text:span text:style-name="T8">3+</text:span><text:span text:style-name="T7"> yrs)</text:span></text:p>
          </table:table-cell>
        </table:table-row>
        <table:table-row table:style-name="Table2.1">
          <table:table-cell table:style-name="Table2.A2" table:number-columns-spanned="2" office:value-type="string">
            <text:p text:style-name="P14"><text:span text:style-name="T9">Projects</text:span>: <text:span text:style-name="T10">[</text:span><text:span text:style-name="T11">1</text:span><text:span text:style-name="T10">]</text:span><text:span text:style-name="T11"> </text:span><text:span text:style-name="T12">Banking app. </text:span><text:span text:style-name="T10">[</text:span><text:span text:style-name="T11">2</text:span><text:span text:style-name="T10">]</text:span><text:span text:style-name="T11"> </text:span><text:span text:style-name="T12">Sales Assistant </text:span><text:span text:style-name="T11">web app</text:span><text:span text:style-name="T12"> for Insurance Agents</text:span><text:span text:style-name="T13">. </text:span><text:span text:style-name="T10">[</text:span><text:span text:style-name="T11">3</text:span><text:span text:style-name="T10">]</text:span><text:span text:style-name="T11"> </text:span><text:span text:style-name="T13">Plat</text:span><text:span text:style-name="T14">form</text:span><text:span text:style-name="T15"> for booking and reviewing restaurants.</text:span></text:p>
            <text:p text:style-name="P15"><text:span text:style-name="T16">R</text:span><text:span text:style-name="T17">esponsibilities</text:span><text:span text:style-name="T1">: </text:span>Maintain frontend pages (React, Redux). <text:span text:style-name="T7">R</text:span>efactor backend endpoints (REST api with Express, Postgres). Create a “url-shortener” microservice (Hapi, json-rpc, Postgres). Write business logic for long running jobs (such as DB data backfilling or email sending) using Bull library.</text:p>
          </table:table-cell>
          <table:covered-table-cell/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Luxoft</text:p>
            <text:p text:style-name="P18"><text:span text:style-name="T6">Software</text:span> Developer</text:p>
          </table:table-cell>
          <table:table-cell table:style-name="Table3.B1" office:value-type="string">
            <text:p text:style-name="P19">February 2020 - October 2021 <text:span text:style-name="T7">(1 yrs 9 mos)</text:span></text:p>
          </table:table-cell>
        </table:table-row>
        <table:table-row>
          <table:table-cell table:style-name="Table3.A2" table:number-columns-spanned="2" office:value-type="string">
            <text:p text:style-name="P14"><text:span text:style-name="T9">Projects</text:span>: <text:span text:style-name="T18">Automotive in-vehicle infotainment.</text:span></text:p>
            <text:p text:style-name="P15"><text:span text:style-name="T16">R</text:span><text:span text:style-name="T17">esponsibilities</text:span><text:span text:style-name="T1">: </text:span>Develop frontend part of human machine interfaces (central display of the car infotainment system) using React.</text:p>
          </table:table-cell>
          <table:covered-table-cell/>
        </table:table-row>
      </table:table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Brightech</text:p>
            <text:p text:style-name="P22">Full Stack <text:span text:style-name="T6">Software</text:span> Developer</text:p>
          </table:table-cell>
          <table:table-cell table:style-name="Table4.B1" office:value-type="string">
            <text:p text:style-name="P19">July 2017 - February 2020 <text:span text:style-name="T7">(2 yrs 8 mos)</text:span></text:p>
          </table:table-cell>
        </table:table-row>
        <table:table-row>
          <table:table-cell table:style-name="Table4.A2" table:number-columns-spanned="2" office:value-type="string">
            <text:p text:style-name="P14"><text:span text:style-name="T9">Projects</text:span>: <text:span text:style-name="T18">Transportation management system.</text:span></text:p>
            <text:p text:style-name="P15"><text:span text:style-name="T16">R</text:span><text:span text:style-name="T17">esponsibilities</text:span><text:span text:style-name="T1">: </text:span>Develop realtime chat microservice using <text:span text:style-name="T19">E</text:span>xpress and Mongodb. Develop new <text:span text:style-name="T19">frontend </text:span>pages with dynamic forms and real-time lists using React and Redux. Implement websocket communication between Express server and React app using Socket.io library. Implement “End to End” tests using <text:span text:style-name="T20">CodeceptJS. </text:span>Added dynamic Google Map to display truck fleet in real time.</text:p>
          </table:table-cell>
          <table:covered-table-cell/>
        </table:table-row>
      </table:table>
      <text:p text:style-name="P23"><text:span text:style-name="T18"/></text:p>
      <text:p text:style-name="P2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Zorya-Mashproekt</text:p>
            <text:p text:style-name="P22">Design Engineer</text:p>
          </table:table-cell>
          <table:table-cell table:style-name="Table5.B1" office:value-type="string">
            <text:p text:style-name="P25">April 2012 - July 2017 <text:span text:style-name="T7">(5 yrs 4 mos)</text:span></text:p>
          </table:table-cell>
        </table:table-row>
        <table:table-row>
          <table:table-cell table:style-name="Table5.A2" table:number-columns-spanned="2" office:value-type="string">
            <text:p text:style-name="P26"><text:span text:style-name="T9">Projects</text:span>: <text:span text:style-name="T21">D</text:span><text:span text:style-name="T18">evelopment of devices for manufacturing.</text:span></text:p>
            <text:p text:style-name="P27"><text:span text:style-name="T16">R</text:span><text:span text:style-name="T17">esponsibilities</text:span><text:span text:style-name="T1">: </text:span>Develop “design documentation” (drawings) for manufacturing tools.</text:p>
          </table:table-cell>
          <table:covered-table-cell/>
        </table:table-row>
      </table:table>
      <text:p text:style-name="P23"/>
      <text:p text:style-name="P28">EDUCATION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<text:span text:style-name="T17">Program</text:span>: Mechanical Engineering</text:p>
          </table:table-cell>
          <table:table-cell table:style-name="Table7.B1" office:value-type="string">
            <text:p text:style-name="P29"><text:span text:style-name="T22">I</text:span><text:span text:style-name="T17">nstitution</text:span>: Admiral Makarov National University of Shipbuilding</text:p>
          </table:table-cell>
        </table:table-row>
      </table:table>
      <text:p text:style-name="P30"/>
      <text:p text:style-name="P28">LANGUAGE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9"><text:span text:style-name="T23">English</text:span>: <text:span text:style-name="T24">i</text:span><text:span text:style-name="T25">ntermediate </text:span><text:span text:style-name="T26">(B2)</text:span></text:p>
          </table:table-cell>
          <table:table-cell table:style-name="Table6.A1" office:value-type="string">
            <text:p text:style-name="P29"><text:span text:style-name="T27">Russian</text:span>: <text:span text:style-name="T26">fluent </text:span><text:span text:style-name="T28">(native)</text:span></text:p>
          </table:table-cell>
          <table:table-cell table:style-name="Table6.C1" office:value-type="string">
            <text:p text:style-name="P29"><text:span text:style-name="T27">Ukrainian: </text:span><text:span text:style-name="T29">proficient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9:06:12.040986397</meta:creation-date>
    <dc:date>2025-02-07T20:09:13.207658000</dc:date>
    <meta:editing-duration>PT1H35M57S</meta:editing-duration>
    <meta:editing-cycles>26</meta:editing-cycles>
    <meta:generator>LibreOffice/25.2.0.3$MacOSX_AARCH64 LibreOffice_project/e1cf4a87eb02d755bce1a01209907ea5ddc8f069</meta:generator>
    <meta:document-statistic meta:table-count="8" meta:image-count="0" meta:object-count="0" meta:page-count="1" meta:paragraph-count="37" meta:word-count="264" meta:character-count="2028" meta:non-whitespace-character-count="1800"/>
  </office:meta>
</office:document-meta>
</file>